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faef"/>
    </style:style>
    <style:style style:name="P2" style:family="paragraph" style:parent-style-name="Standard">
      <style:text-properties officeooo:paragraph-rsid="001de6a9"/>
    </style:style>
    <style:style style:name="P3" style:family="paragraph" style:parent-style-name="Standard">
      <style:text-properties fo:font-weight="bold" officeooo:rsid="001de6a9" officeooo:paragraph-rsid="001de6a9" style:font-weight-asian="bold" style:font-weight-complex="bold"/>
    </style:style>
    <style:style style:name="P4" style:family="paragraph" style:parent-style-name="Standard">
      <style:text-properties fo:font-size="8pt" fo:font-weight="bold" officeooo:rsid="001de6a9" officeooo:paragraph-rsid="001de6a9" style:font-size-asian="8pt" style:font-weight-asian="bold" style:font-size-complex="8pt" style:font-weight-complex="bold"/>
    </style:style>
    <style:style style:name="P5" style:family="paragraph" style:parent-style-name="Standard">
      <style:text-properties fo:font-size="8pt" fo:font-weight="bold" officeooo:rsid="001f48c4" officeooo:paragraph-rsid="00204bc4" style:font-size-asian="8pt" style:font-weight-asian="bold" style:font-size-complex="8pt" style:font-weight-complex="bold"/>
    </style:style>
    <style:style style:name="P6" style:family="paragraph" style:parent-style-name="Standard">
      <style:text-properties fo:font-size="7pt" style:font-size-asian="7pt" style:font-size-complex="7pt"/>
    </style:style>
    <style:style style:name="T1" style:family="text">
      <style:text-properties officeooo:rsid="001de6a9"/>
    </style:style>
    <style:style style:name="T2" style:family="text">
      <style:text-properties fo:font-weight="normal" style:font-weight-asian="normal" style:font-weight-complex="normal"/>
    </style:style>
    <style:style style:name="T3" style:family="text">
      <style:text-properties fo:font-weight="normal" officeooo:rsid="001f48c4" style:font-weight-asian="normal" style:font-weight-complex="normal"/>
    </style:style>
    <style:style style:name="T4" style:family="text">
      <style:text-properties fo:font-weight="normal" officeooo:rsid="00204bc4" style:font-weight-asian="normal" style:font-weight-complex="normal"/>
    </style:style>
    <style:style style:name="T5" style:family="text">
      <style:text-properties fo:font-weight="normal" officeooo:rsid="0022d4c6" style:font-weight-asian="normal" style:font-weight-complex="normal"/>
    </style:style>
    <style:style style:name="T6" style:family="text">
      <style:text-properties fo:font-style="italic" style:font-style-asian="italic" style:font-style-complex="italic"/>
    </style:style>
    <style:style style:name="T7" style:family="text">
      <style:text-properties fo:font-size="8pt" style:font-size-asian="8pt" style:font-size-complex="8pt"/>
    </style:style>
    <style:style style:name="T8" style:family="text">
      <style:text-properties fo:font-size="8pt" officeooo:rsid="001de6a9" style:font-size-asian="8pt" style:font-size-complex="8pt"/>
    </style:style>
    <style:style style:name="T9" style:family="text">
      <style:text-properties fo:font-size="7pt" style:font-size-asian="7pt" style:font-size-complex="7pt"/>
    </style:style>
    <style:style style:name="T10" style:family="text">
      <style:text-properties fo:font-size="7pt" officeooo:rsid="001de6a9" style:font-size-asian="7pt" style:font-size-complex="7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bjetivo</text:p>
      <text:p text:style-name="P2"><text:tab/></text:p>
      <text:p text:style-name="P2"><text:tab/>Las relaciones cercanas con personas de capacidades limitadas nos llevaron a plantearnos la idea de implementar una ayuda para mejorar su calidad de vida a partir de nuestros conocimientos como técnicos electrónicos. A principio de año, junto a nuestros profesores, ideamos un servicial sistema para beneficiarlos; al cual luego lo bautizamos Sistema Auxiliar para Personas con Limitaciones Motrices (SAPLM). </text:p>
      <text:p text:style-name="P1"/>
      <text:p text:style-name="P1">El objetivo que quisiéramos <text:s/>alcanzar consta en facilitar su vida cotidiana a través de la simplificación de los mandos y controles de sistemas tanto eléctricos como electromecánicos hogareños sin la necesidad de un tercero que lo asista en estas tareas, como podría ser desde un simple encendido de luces hasta regular la calefacción mediante un simple comando por voz procesado por teléfono celular.</text:p>
      <text:p text:style-name="P1"/>
      <text:p text:style-name="P1"/>
      <text:p text:style-name="P3">Descripción</text:p>
      <text:p text:style-name="P1"/>
      <text:p text:style-name="P1"><text:tab/><text:span text:style-name="T9">Este sistema se compone en primera instancia de un teléfono móvil Android, el cual el paciente dispone en todo momento, en este se reciben y procesan los comandos de voz mediante la aplicación diseñada, programada y desarrollada por nosotros. </text:span><text:span text:style-name="T10">É</text:span><text:span text:style-name="T9">sta aplicación fue desarrollada en Android Studio, el programa oficial de Android para desarrollo de aplicaciones móviles, y programada en lenguaje Java. </text:span><text:span text:style-name="T10">É</text:span><text:span text:style-name="T9">sta integra dos librerías las cuales resuelven el reconocimiento de voz, pocket-sphinx y la API oficial de Google destinada a este propósito.</text:span></text:p>
      <text:p text:style-name="P6"/>
      <text:p text:style-name="P6">Estos comandos luego de ser procesados en la aplicación se envían mediante Bluetooth a lo que nosotros denominamos la placa principal o maestra. La cual, inmediatamente a través de un sistema de radiofrecuencia, retransmite el comando recibido a la placa de mando correspondiente. Estas llamadas placas de mando son aquellas que interactuar directamente con el dispositivo o maquinaria a controlar, reciben un simple comando mediante el sistema de radiofrecuencia enviado desde la placa central y cumplen la orden. </text:p>
      <text:p text:style-name="P6"/>
      <text:p text:style-name="P6">Concretamente en nuestro proyecto se exponen dos placas de mando, una al cual la llamamos <text:span text:style-name="T6">“Placa de mandos de potencia”</text:span> y a la otra <text:span text:style-name="T6">“Placa de mandos motrices”</text:span>. Ambas se componen esencialmente del modulo de radiofrecuencia junto a un microcontrolador de 8 bits de la familia AVR y de todos los elementos para la regulación del voltaje. La “Placa de mandos de potencia” dispone de 4 contactos electromecánicos los cuales controlaran elementos simples, como una estufa, ventilador, luz, velador u otros. En cuanto a la “Placa de mandos motrices” esta dispone de dos drivers para motores paso a paso los cuales <text:s/>manejaran una camilla y una cortina.</text:p>
      <text:p text:style-name="P6"/>
      <text:p text:style-name="P6">El proyecto está planteado de manera extensible de manera que soporte la adición de nuevas placas de mando al sistema ya planteado; luego de una correspondiente actualización del firmware de la placa principal.</text:p>
      <text:p text:style-name="Standard"/>
      <text:p text:style-name="Standard"/>
      <text:p text:style-name="P3">Estado del proyecto</text:p>
      <text:p text:style-name="P4"/>
      <text:p text:style-name="P4"><text:tab/><text:span text:style-name="T2">Luego de cuatro meses de desarrollo nos encontramos con una </text:span><text:span text:style-name="T3">firme</text:span><text:span text:style-name="T2"> base del proyecto </text:span><text:span text:style-name="T3">ya</text:span><text:span text:style-name="T2"> armada. Largas tardes y noches resultaron en una aplicación capaz de recibir comandos de voz con una exactitud competente </text:span><text:span text:style-name="T3">y de transmitirlos mediante el protocolo Bluetooth. </text:span><text:span text:style-name="T5">Los firmware de las placas ya están asentados.</text:span></text:p>
      <text:p text:style-name="P4"><text:span text:style-name="T3"/></text:p>
      <text:p text:style-name="P5"><text:span text:style-name="T2">Todas las placas se encuentran diseñadas pero por el momento solo construimos dos de ellas, las cuales funcionan a la perfección . La placa principal sufrió un rediseño luego de que en una jornada </text:span><text:span text:style-name="T4">de trabajo</text:span><text:span text:style-name="T2"> </text:span><text:span text:style-name="T4">caigamos en la cuenta de que esta tenía una configuración de conexiones errónea. Se decidió construir primero la “Placa de mandos de potencia” debido a su simpleza, esta no trajo dificultades al armado y sus modificaciones fueron mínimas luego de ser completada. </text:span></text:p>
      <text:p text:style-name="P5"><text:span text:style-name="T4"/></text:p>
      <text:p text:style-name="P5"><text:span text:style-name="T4">Con ambas placas en marcha y una aplicación funcional el sistema esta listo para ser utilizado en situaciones simplonas como prender una estufa o luz; sin embargo no lo son para alguien con capacidades diferentes.</text:span></text:p>
      <text:p text:style-name="P4"><text:span text:style-name="T3"/></text:p>
      <text:p text:style-name="P3"><text:tab/></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2:10:54.907000000</meta:creation-date>
    <dc:date>2019-07-04T14:29:42.749000000</dc:date>
    <meta:editing-duration>PT1H33M</meta:editing-duration>
    <meta:editing-cycles>6</meta:editing-cycles>
    <meta:generator>LibreOffice/6.2.3.2$Windows_X86_64 LibreOffice_project/aecc05fe267cc68dde00352a451aa867b3b546ac</meta:generator>
    <meta:document-statistic meta:table-count="0" meta:image-count="0" meta:object-count="0" meta:page-count="1" meta:paragraph-count="14" meta:word-count="590" meta:character-count="3753" meta:non-whitespace-character-count="3165"/>
  </office:meta>
</office:document-meta>
</file>